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1C0000000370C06D0D7BAF3241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4cm" fo:margin-left="0cm" fo:margin-right="0.026cm" fo:margin-top="0cm" fo:margin-bottom="0.499cm" table:align="margins" fo:keep-with-next="auto"/>
    </style:style>
    <style:style style:name="Table1.A" style:family="table-column">
      <style:table-column-properties style:column-width="2.589cm" style:rel-column-width="9997*"/>
    </style:style>
    <style:style style:name="Table1.C" style:family="table-column">
      <style:table-column-properties style:column-width="11.795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ext_20_body">
      <style:text-properties officeooo:paragraph-rsid="0055734a"/>
    </style:style>
    <style:style style:name="P13" style:family="paragraph" style:parent-style-name="Text_20_body">
      <style:text-properties officeooo:paragraph-rsid="005b9a2c"/>
    </style:style>
    <style:style style:name="P14" style:family="paragraph" style:parent-style-name="Text_20_body">
      <style:text-properties officeooo:paragraph-rsid="0065f746"/>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text-properties fo:language="en" fo:country="US" officeooo:rsid="006423b3" officeooo:paragraph-rsid="006423b3"/>
    </style:style>
    <style:style style:name="P19" style:family="paragraph" style:parent-style-name="Table">
      <style:paragraph-properties fo:keep-with-next="always"/>
    </style:style>
    <style:style style:name="P20" style:family="paragraph" style:parent-style-name="Table_20_Heading">
      <style:text-properties officeooo:rsid="006fe819"/>
    </style:style>
    <style:style style:name="P21" style:family="paragraph" style:parent-style-name="Table_20_Heading">
      <style:text-properties style:font-name="Liberation Sans1" fo:font-size="10.5pt" fo:font-style="italic" fo:font-weight="bold" officeooo:rsid="006fe819" style:font-size-asian="10.5pt" style:font-weight-asian="bold" style:font-weight-complex="bold"/>
    </style:style>
    <style:style style:name="P22" style:family="paragraph" style:parent-style-name="Text_20_Note">
      <style:text-properties officeooo:rsid="00737edf" officeooo:paragraph-rsid="00737edf"/>
    </style:style>
    <style:style style:name="P23" style:family="paragraph" style:parent-style-name="OOoTextBody">
      <style:text-properties officeooo:paragraph-rsid="0050593c"/>
    </style:style>
    <style:style style:name="P24" style:family="paragraph" style:parent-style-name="Standard">
      <style:text-properties fo:font-size="6pt" style:font-size-asian="5.25pt" style:font-size-complex="6pt"/>
    </style:style>
    <style:style style:name="P25" style:family="paragraph" style:parent-style-name="Guide_20_Name" style:master-page-name="First_20_Page">
      <style:paragraph-properties style:page-number="auto" fo:break-before="page"/>
      <style:text-properties officeooo:paragraph-rsid="005ce552"/>
    </style:style>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Front_20_Matter">
      <style:paragraph-properties style:page-number="auto"/>
      <style:text-properties fo:language="en" fo:country="US"/>
    </style:style>
    <style:style style:name="P28" style:family="paragraph" style:parent-style-name="Heading_20_1" style:master-page-name="Standard">
      <style:paragraph-properties style:page-number="auto"/>
    </style:style>
    <style:style style:name="P29" style:family="paragraph" style:parent-style-name="Heading_20_3">
      <style:text-properties fo:language="en" fo:country="US"/>
    </style:style>
    <style:style style:name="P30" style:family="paragraph" style:parent-style-name="Heading_20_Caution">
      <style:text-properties officeooo:rsid="007e4b24" officeooo:paragraph-rsid="007e4b24"/>
    </style:style>
    <style:style style:name="P31" style:family="paragraph" style:parent-style-name="Heading_20_Note">
      <style:text-properties officeooo:rsid="0050593c" officeooo:paragraph-rsid="0050593c"/>
    </style:style>
    <style:style style:name="P32" style:family="paragraph" style:parent-style-name="Heading_20_Tip">
      <style:text-properties officeooo:rsid="00737edf" officeooo:paragraph-rsid="00737edf"/>
    </style:style>
    <style:style style:name="P33" style:family="paragraph" style:parent-style-name="Numbering_20_1" style:list-style-name="Numbering_20_1">
      <style:text-properties officeooo:paragraph-rsid="0065f746"/>
    </style:style>
    <style:style style:name="P34" style:family="paragraph" style:parent-style-name="Numbering_20_1">
      <style:text-properties officeooo:paragraph-rsid="0065f746"/>
    </style:style>
    <style:style style:name="P35" style:family="paragraph" style:parent-style-name="Table_20_Contents">
      <style:text-properties officeooo:paragraph-rsid="0081590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
    </style:style>
    <style:style style:name="T5" style:family="text">
      <style:text-properties fo:font-style="normal" style:font-style-asian="normal" style:font-style-complex="normal"/>
    </style:style>
    <style:style style:name="T6" style:family="text">
      <style:text-properties style:font-name="Times New Roman1" fo:font-size="12pt"/>
    </style:style>
    <style:style style:name="T7" style:family="text">
      <style:text-properties style:font-name="Liberation Sans3"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1" fo:font-size="10.4499998092651pt" fo:language="en" fo:country="US" style:letter-kerning="true"/>
    </style:style>
    <style:style style:name="T12" style:family="text">
      <style:text-properties style:font-name="Liberation Sans1" fo:font-size="11pt" officeooo:rsid="006423b3" style:font-size-asian="10.5pt"/>
    </style:style>
    <style:style style:name="T13" style:family="text">
      <style:text-properties style:font-name="Liberation Sans1" fo:font-size="11pt" officeooo:rsid="0064be49" style:font-size-asian="10.5pt"/>
    </style:style>
    <style:style style:name="T14" style:family="text">
      <style:text-properties style:font-name="Liberation Sans1" fo:font-size="11pt" officeooo:rsid="0065f746" style:font-size-asian="10.5pt"/>
    </style:style>
    <style:style style:name="T15" style:family="text">
      <style:text-properties style:font-name="Liberation Sans1" fo:font-size="11pt" officeooo:rsid="0077ed36" style:font-size-asian="10.5pt"/>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officeooo:rsid="0065f746"/>
    </style:style>
    <style:style style:name="T22" style:family="text">
      <style:text-properties officeooo:rsid="00675259"/>
    </style:style>
    <style:style style:name="T23" style:family="text">
      <style:text-properties officeooo:rsid="00731ce2"/>
    </style:style>
    <style:style style:name="T24" style:family="text">
      <style:text-properties officeooo:rsid="00773408"/>
    </style:style>
    <style:style style:name="T25" style:family="text">
      <style:text-properties officeooo:rsid="007a128b"/>
    </style:style>
    <style:style style:name="T2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1" text:anchor-type="as-char" svg:width="8.467cm" svg:height="1.778cm" draw:z-index="4"><draw:image xlink:href="Pictures/10000201000003E8000000D2A7FE72F00FFCF111.png" xlink:type="simple" xlink:show="embed" xlink:actuate="onLoad" loext:mime-type="image/png"/></draw:frame></text:p>
      <text:p text:style-name="P18">Průvodce programem Calc</text:p>
      <text:p text:style-name="Title">Příloha B<text:line-break/>Kódy chyb</text:p>
      <text:p text:style-name="Subtitle"/>
      <text:section text:style-name="Sect1" text:name="CG6416S1" text:condition="ooow:book eq 1" text:display="condition">
        <text:h text:style-name="P27"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6-05T09:48:29.555999748"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2">Tato kapitola je upravena a aktualizována z příručky <text:span text:style-name="Emphasis">LibreOffice 6.2 </text:span><text:span text:style-name="Emphasis"><text:user-defined style:data-style-name="N0" text:name="Guide Name">Průvodce aplikací Calc</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P8">Gordon Bates</text:p>
            </table:table-cell>
            <table:table-cell office:value-type="string">
              <text:p text:style-name="P6"/>
            </table:table-cell>
          </table:table-row>
        </table:table>
        <text:h text:style-name="P2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541522165" text:style-name="Heading_20_Caution">
          <text:list-item>
            <text:p text:style-name="P3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6:48.109000185" text:fixed="true">červen</text:date><text:s/><text:date style:data-style-name="N107" text:date-value="2020-06-16T19:36:29.168999693" text:fixed="true">2020</text:date>. Kniha je určena pro LibreOffice <text:user-defined style:data-style-name="N0" text:name="LibreOffive Version">6.4</text:user-defined>.</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5"><text:a xlink:type="simple" xlink:href="#__RefHeading__5636_156656864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1863_684312605" text:style-name="Index_20_Link" text:visited-style-name="Index_20_Link">Úvod do kódů chyb aplikace Calc<text:tab/>4</text:a></text:p>
            <text:p text:style-name="P15"><text:a xlink:type="simple" xlink:href="#__RefHeading__4531_1253041391" text:style-name="Index_20_Link" text:visited-style-name="Index_20_Link">Kódy chyb zobrazené v buňkách<text:tab/>5</text:a></text:p>
            <text:p text:style-name="P15"><text:a xlink:type="simple" xlink:href="#__RefHeading__4533_1253041391" text:style-name="Index_20_Link" text:visited-style-name="Index_20_Link">Obecné kódy chyb<text:tab/>6</text:a></text:p>
          </text:index-body>
        </text:table-of-content>
        <text:p text:style-name="Text_20_body"/>
      </text:section>
      <text:h text:style-name="P28" text:outline-level="1"><text:bookmark-start text:name="__RefHeading___Toc1863_684312605"/><text:alphabetical-index-mark text:string-value="chybové kódy a zprávy" text:key1="Stavový řádek"/><text:alphabetical-index-mark text:string-value="chybové kódy a zprávy"/><text:alphabetical-index-mark text:string-value="# kódy chyb a chybová hlášení"/>Úvod do kódů chyb aplikace Calc<text:bookmark-end text:name="__RefHeading___Toc1863_684312605"/></text:h>
      <text:p text:style-name="Text_20_body">Aplikace Calc poskytuje zpětnou vazbu pro chyby týkající se nesprávného výpočtu, nesprávného použití funkcí, neplatných odkazů na buňky a hodnoty a další chyby vyvolané uživatelem. Zpětná vazba může být zobrazena v buňce, která obsahuje chybu (obrázek <text:sequence-ref text:reference-format="value" text:ref-name="refFigure0">1</text:sequence-ref>) nebo ve stavovém řádku (obrázek <text:sequence-ref text:reference-format="value" text:ref-name="refFigure1">2</text:sequence-ref>) nebo na obou místech. Vždy v závislosti na typu chyby. Obecně řečeno, pokud dojde k chybě v buňce, která je vybrána (nebo obsahuje kurzor), chybová zpráva se zobrazí ve stavovém řádku.</text:p>
      <text:p text:style-name="Text_20_body">Jako příklad lze uvést Obrázek <text:sequence-ref text:reference-format="value" text:ref-name="refFigure0">1</text:sequence-ref><text:s/>, který zobrazuje kód chyby vrácený, když je sloupec příliš úzký, aby zobrazoval celé formátované datum. Datum zobrazené ve vstupním řádku, 04/05/1998, se do buňky vejde bez problémů. Ale formát používaný buňkou vytvoří hodnotu data <text:span text:style-name="Emphasis">Neděle, 5. dubna 1998</text:span>.</text:p>
      <text:p text:style-name="Figure"><draw:frame draw:style-name="fr1" draw:name="Frame1" text:anchor-type="as-char" svg:width="9.802cm" draw:z-index="0"><draw:text-box fo:min-height="3.274cm"><text:p text:style-name="P24"><draw:frame draw:style-name="fr3" draw:name="Graphic2" text:anchor-type="paragraph" svg:width="9.627cm" svg:height="2.54cm" draw:z-index="1"><draw:image xlink:href="Pictures/100000000000016C000000AC026A0C843EC80126.png" xlink:type="simple" xlink:show="embed" xlink:actuate="onLoad" loext:mime-type="image/png"/></draw:frame></text:p><text:p text:style-name="Caption">Obrázek <text:sequence text:ref-name="refFigure0" text:name="Figure" text:formula="ooow:Figure+1" style:num-format="1">1</text:sequence>: Kódy chyb zobrazené v buňkách</text:p></draw:text-box></draw:frame></text:p>
      <text:p text:style-name="P13">Pokud buňka zobrazuje kód chyby <text:span text:style-name="Strong_20_Emphasis">#REF</text:span> jako na obrázku <text:sequence-ref text:reference-format="value" text:ref-name="refFigure0">1</text:sequence-ref><text:s/> a tuto buňku vybereme, Stavový řádek zobrazí chybovou zprávu zobrazenou na Obrázku <text:sequence-ref text:reference-format="value" text:ref-name="refFigure1">2</text:sequence-ref>. Tato zpráva je popisnější než zpráva zobrazená v buňce, ale stále nemusí poskytovat dostatek informací ke správné diagnostice problému. Podrobnější vysvětlení nalezneme v následujících tabulkách a v tématu nápovědy <text:span text:style-name="Emphasis">Kódy chyb v aplikaci LibreOffice Calc</text:span>.</text:p>
      <text:p text:style-name="Figure"><draw:frame draw:style-name="fr1" draw:name="Frame2" text:anchor-type="as-char" svg:width="14.192cm" draw:z-index="2"><draw:text-box fo:min-height="2.665cm"><text:p text:style-name="P24"><draw:frame draw:style-name="fr2" draw:name="Graphic5" text:anchor-type="paragraph" svg:x="0cm" svg:width="14.192cm" svg:height="1.898cm" draw:z-index="3"><draw:image xlink:href="Pictures/10000000000001C0000000370C06D0D7BAF32415.png" xlink:type="simple" xlink:show="embed" xlink:actuate="onLoad" loext:mime-type="image/png"/></draw:frame></text:p><text:p text:style-name="Caption">Obrázek <text:sequence text:ref-name="refFigure1" text:name="Figure" text:formula="ooow:Figure+1" style:num-format="1">2</text:sequence>: Chybové hlášení zobrazené ve Stavovém řádku</text:p></draw:text-box></draw:frame></text:p>
      <text:p text:style-name="P14">Tato příloha rozděluje kódy chyb do dvou tabulek.</text:p>
      <text:list xml:id="list3384889129" text:style-name="Numbering_20_1">
        <text:list-item text:start-value="1">
          <text:p text:style-name="P33">Tabulka <text:sequence-ref text:reference-format="value" text:ref-name="refTable0">1</text:sequence-ref><text:s/>obsahuje chybové řetězce, které jsou zobrazeny v buňce, která chybu skutečně obsahuje. S výjimkou chyby <text:span text:style-name="Emphasis">###</text:span> odpovídají všechny číslu kódu chyby aplikace Calc. Alfanumerické kódy jako jsou <text:span text:style-name="Emphasis">Err502</text:span> a <text:span text:style-name="Emphasis">Err511</text:span> se mohou také objevit v buňkách. Tyto kódy nejsou v Tabulce <text:sequence-ref text:reference-format="value" text:ref-name="refTable0">1</text:sequence-ref><text:s/> zmíněny, ale jejich význam je uveden v Tabulce <text:sequence-ref text:reference-format="value" text:ref-name="refTable1">2</text:sequence-ref>.</text:p>
        </text:list-item>
        <text:list-item>
          <text:p text:style-name="P34">Tabulka <text:sequence-ref text:reference-format="value" text:ref-name="refTable1">2</text:sequence-ref><text:s/> vysvětluje všechny kódy chyb seřazené podle kódu chyby včetně kódů chyb z první tabulky.</text:p>
        </text:list-item>
      </text:list>
      <text:list xml:id="list2100637648" text:style-name="Heading_20_Tip">
        <text:list-item>
          <text:p text:style-name="P32">Rada</text:p>
        </text:list-item>
      </text:list>
      <text:p text:style-name="P22">Pomocí funkce ERRORTYPE() můžeme najít kódové číslo chyby vyskytující se v jiné buňce. Více informací o této funkci najdeme v Nápovědě.</text:p>
      <text:h text:style-name="P26" text:outline-level="1"><text:bookmark-start text:name="__RefHeading__4531_1253041391"/><text:soft-page-break/><text:alphabetical-index-mark text:string-value="chybové kódy a zprávy" text:key1="buňky"/>Kódy chyb zobrazené v buňkách<text:bookmark-end text:name="__RefHeading__4531_1253041391"/></text:h>
      <text:p text:style-name="P19">Tabulka <text:sequence text:ref-name="refTable0" text:name="Table" text:formula="ooow:Table+1" style:num-format="1">1</text:sequence>: Kódy chyb v buňkách</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0">Kód</text:p>
            </table:table-cell>
            <table:table-cell table:style-name="Table1.A1" office:value-type="string">
              <text:p text:style-name="P21">Zpráva</text:p>
            </table:table-cell>
            <table:table-cell table:style-name="Table1.A1" office:value-type="string">
              <text:p text:style-name="Table_20_Heading">Vysvětlení chyby</text:p>
            </table:table-cell>
          </table:table-row>
        </table:table-header-rows>
        <table:table-row table:style-name="Table1.2">
          <table:table-cell table:style-name="Table1.A2" office:value-type="string">
            <text:p text:style-name="P9"><text:alphabetical-index-mark text:string-value="### zobrazené v buňce"/>N/A</text:p>
          </table:table-cell>
          <table:table-cell table:style-name="Table1.A2" office:value-type="string">
            <text:p text:style-name="P9">###</text:p>
          </table:table-cell>
          <table:table-cell table:style-name="Table1.C2" office:value-type="string">
            <text:p text:style-name="Table_20_Contents">Sloupec je příliš úzký, aby se zobrazil celý formátovaný obsah buňky. Nejedná se o chybovou hodnotu, takže neexistuje žádný odpovídající číselný kód chyby. Řešením tohoto problému je zvětšení šířky sloupce nebo výběr <text:span text:style-name="Strong_20_Emphasis">Formát &gt; Buňky &gt; Zarovnání</text:span> a klepneme na jednu z Vlastností <text:span text:style-name="Emphasis">Automaticky zalomí text</text:span> nebo <text:span text:style-name="Emphasis">Zmenšit podle velikosti buňky</text:span>, aby text odpovídal aktuální šířce sloupce.</text:p>
          </table:table-cell>
        </table:table-row>
        <table:table-row table:style-name="Table1.2">
          <table:table-cell table:style-name="Table1.A2" office:value-type="string">
            <text:p text:style-name="P9"><text:alphabetical-index-mark text:string-value="#NUM! chyba"/>503</text:p>
          </table:table-cell>
          <table:table-cell table:style-name="Table1.A2" office:value-type="string">
            <text:p text:style-name="P9">#NUM!</text:p>
          </table:table-cell>
          <table:table-cell table:style-name="Table1.C3" office:value-type="string">
            <text:p text:style-name="Table_20_Contents">Výsledek výpočtu přetekl z definovaného rozsahu hodnot.</text:p>
          </table:table-cell>
        </table:table-row>
        <table:table-row table:style-name="Table1.4">
          <table:table-cell table:style-name="Table1.A2" office:value-type="string">
            <text:p text:style-name="P9"><text:alphabetical-index-mark text:string-value="#VALUE! chyba"/>519</text:p>
          </table:table-cell>
          <table:table-cell table:style-name="Table1.A2" office:value-type="string">
            <text:p text:style-name="P9">#VALUE!</text:p>
          </table:table-cell>
          <table:table-cell table:style-name="Table1.C4" office:value-type="string">
            <text:p text:style-name="Table_20_Contents">Vzorec v buňce vrací hodnotu, která neodpovídá definici použitého vzorce nebo funkce. Tato chyba může také znamenat, že buňka odkazovaná vzorcem obsahuje text místo čísla.</text:p>
          </table:table-cell>
        </table:table-row>
        <table:table-row table:style-name="Table1.2">
          <table:table-cell table:style-name="Table1.A2" office:value-type="string">
            <text:p text:style-name="P9"><text:alphabetical-index-mark text:string-value="#REF! chyba"/>524</text:p>
          </table:table-cell>
          <table:table-cell table:style-name="Table1.A2" office:value-type="string">
            <text:p text:style-name="P9">#REF!</text:p>
          </table:table-cell>
          <table:table-cell table:style-name="Table1.C5" office:value-type="string">
            <text:p text:style-name="Table_20_Contents">Vzorec v buňce používá odkaz, který neexistuje. Název popisu sloupce nebo řádku nelze přeložit nebo schází sloupec, řádek nebo list obsahující odkazovanou buňku.</text:p>
          </table:table-cell>
        </table:table-row>
        <table:table-row table:style-name="Table1.4">
          <table:table-cell table:style-name="Table1.A2" office:value-type="string">
            <text:p text:style-name="P9"><text:alphabetical-index-mark text:string-value="#NAME? chyba"/>525</text:p>
          </table:table-cell>
          <table:table-cell table:style-name="Table1.A2" office:value-type="string">
            <text:p text:style-name="P9">#NAME?</text:p>
          </table:table-cell>
          <table:table-cell table:style-name="Table1.C6" office:value-type="string">
            <text:p text:style-name="Table_20_Contents">Identifikátor nelze vyhodnotit: neplatný odkaz, neplatný název domény, neplatný popis sloupce/řádku, chybějící makro, nesprávný desetinný oddělovač, doplněk nebyl nalezen. <text:s/>Tuto chybu například generuje zadání =sum(bob*5) do buňky, kde neexistuje buňka s názvem "bob" nebo obsahující text "bob".</text:p>
          </table:table-cell>
        </table:table-row>
        <table:table-row table:style-name="Table1.2">
          <table:table-cell table:style-name="Table1.A2" office:value-type="string">
            <text:p text:style-name="P9"><text:alphabetical-index-mark text:string-value="#DIV/0! chyba"/>532</text:p>
          </table:table-cell>
          <table:table-cell table:style-name="Table1.A2" office:value-type="string">
            <text:p text:style-name="P9">#DIV/0!</text:p>
          </table:table-cell>
          <table:table-cell table:style-name="Table1.C7" office:value-type="string">
            <text:p text:style-name="Table_20_Contents">Dělení 0 pomocí operátoru /.</text:p>
            <text:p text:style-name="Table_20_Contents">Tuto chybu vrací i několik dalších funkcí; podrobnosti najdeme v následující tabulce.</text:p>
          </table:table-cell>
        </table:table-row>
      </table:table>
      <text:h text:style-name="P26" text:outline-level="1"><text:bookmark-start text:name="__RefHeading__4533_1253041391"/>Obecné kódy chyb<text:bookmark-end text:name="__RefHeading__4533_1253041391"/></text:h>
      <text:p text:style-name="Text_20_body">Následující tabulka uvádí přehled nejčastějších chybových zpráv aplikace LibreOffice Calc.</text:p>
      <text:list xml:id="list2307822172" text:style-name="Heading_20_Note">
        <text:list-item>
          <text:p text:style-name="P31">Poznámka</text:p>
        </text:list-item>
      </text:list>
      <text:p text:style-name="Text_20_Note">S chybami popsanými jako <text:span text:style-name="Emphasis">Interní chyby</text:span> by se uživatelé neměli za normálních podmínek setkat. Chyby popsané jako <text:span text:style-name="Emphasis">Nepoužívá se</text:span> nejsou aktuálně přiřazeny k žádné chybě a nemělo by k nim dojít.</text:p>
      <text:p text:style-name="P19">Tabulka <text:sequence text:ref-name="refTable1" text:name="Table" text:formula="ooow:Table+1" style:num-format="1">2</text:sequence>: Seznam kódů chyb</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Kód</text:p>
            </table:table-cell>
            <table:table-cell table:style-name="Table5.A1" office:value-type="string">
              <text:p text:style-name="Table_20_Heading">Zpráva</text:p>
            </table:table-cell>
            <table:table-cell table:style-name="Table5.A1" office:value-type="string">
              <text:p text:style-name="Table_20_Heading">Vysvětlení chyby</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Neplatný znak</text:p>
          </table:table-cell>
          <table:table-cell table:style-name="Table5.C29" office:value-type="string">
            <text:p text:style-name="Table_20_Contents">Znak ve vzorci není platný. Tato chyba je stejná jako chyba <text:span text:style-name="Emphasis">Neplatný název</text:span> (525) kromě toho, že se vyskytuje ve vzorci. Buňka obsahující tuto chybu zobrazí #NAME? jako odkaz na chybu.</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Neplatný argument</text:p>
          </table:table-cell>
          <table:table-cell table:style-name="Table5.C29" office:value-type="string">
            <text:p text:style-name="Table_20_Contents">Neplatný argument funkce; například záporné číslo ve funkci SQRT(). K této chybě také dochází, pokud funkce DGET() najde více než jednu odpovídající buňku.</text:p>
          </table:table-cell>
        </table:table-row>
        <text:soft-page-break/>
        <table:table-row table:style-name="Table5.2">
          <table:table-cell table:style-name="Table5.A2" office:value-type="string">
            <text:p text:style-name="Table_20_Contents">503</text:p>
          </table:table-cell>
          <table:table-cell table:style-name="Table5.A2" office:value-type="string">
            <text:p text:style-name="P10">Neplatná operace s plovoucí desetinnou čárkou (v buňce se zobrazí <text:span text:style-name="Strong_20_Emphasis">#NUM</text:span>)</text:p>
          </table:table-cell>
          <table:table-cell table:style-name="Table5.C29" office:value-type="string">
            <text:p text:style-name="Table_20_Contents">Dělení nulou nebo jiný výpočet má za následek přetečení definovaného rozsahu hodnot (příliš velká nebo příliš malá hodnota).</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Chyba v seznamu parametrů</text:p>
          </table:table-cell>
          <table:table-cell table:style-name="Table5.C29" office:value-type="string">
            <text:p text:style-name="Table_20_Contents">Parametr funkce je neplatného typu, např. text místo čísla nebo odkaz k doméně místo odkazu k buň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Neplatný středník</text:p>
          </table:table-cell>
          <table:table-cell table:style-name="Table5.C29" office:value-type="string">
            <text:p text:style-name="Table_20_Contents">Nepoužívá se.</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Chybějící část dvojice</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Chybějící část dvojice</text:p>
          </table:table-cell>
          <table:table-cell table:style-name="Table5.C29" office:value-type="string">
            <text:p text:style-name="Table_20_Contents">Chybějící závorka, např. uzavírající závorka bez odpovídající otevírací závorky.</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Chybí operátor</text:p>
          </table:table-cell>
          <table:table-cell table:style-name="Table5.C29" office:value-type="string">
            <text:p text:style-name="P35">Chybějící operátor; např. <text:line-break/>“=2(3+4) * ”, kde schází operátor mezi “2” a “(”.</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Chybí proměnná</text:p>
          </table:table-cell>
          <table:table-cell table:style-name="Table5.C29" office:value-type="string">
            <text:p text:style-name="Table_20_Contents">Chybějící proměnná, např. když jsou dva operátory vedle sebe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Chybí proměnná</text:p>
          </table:table-cell>
          <table:table-cell table:style-name="Table5.C29" office:value-type="string">
            <text:p text:style-name="Table_20_Contents">Funkce vyžaduje více proměnných než je zadáno, např. funkce AND() nebo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Přetečení vzorce</text:p>
          </table:table-cell>
          <table:table-cell table:style-name="Table5.C29" office:value-type="string">
            <text:p text:style-name="Table_20_Contents">Celkový počet interních symbolů (tj. operátorů, proměnných, závorek) ve vzorci přesáhl 8192 nebo celkový počet matic, které tvoří vzorec, přesahuje 150. Toto zahrnuje základní funkce, které jako parametr přijímají příliš velké pole.</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Přetečení řetězce</text:p>
          </table:table-cell>
          <table:table-cell table:style-name="Table5.C29" office:value-type="string">
            <text:p text:style-name="Table_20_Contents">Identifikátor ve vzorci přesahuje velikost 64 KB nebo výsledek operace s řetězci přesahuje velikost 64 KB.</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í přetečení</text:p>
          </table:table-cell>
          <table:table-cell table:style-name="Table5.C29" office:value-type="string">
            <text:p text:style-name="Table_20_Contents">Řadící operace s příliš velkým objemem číselných dat (max. 100000) nebo přetečení zásobníku výpočtu.</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Vnitřní syntaktická chyba</text:p>
          </table:table-cell>
          <table:table-cell table:style-name="Table5.C29" office:value-type="string">
            <text:p text:style-name="Table_20_Contents">V zásobníku výpočtu je očekávána matice, která však není k dispozici.</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Vnitřní syntaktická chyba</text:p>
          </table:table-cell>
          <table:table-cell table:style-name="Table5.C29" office:value-type="string">
            <text:p text:style-name="Table_20_Contents">Neznámá chyba, např. dokument s novější funkcí je načte do starší verze aplikace Calc, která tuto funkci nepodporuje.</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Vnitřní syntaktická chyba</text:p>
          </table:table-cell>
          <table:table-cell table:style-name="Table5.C29" office:value-type="string">
            <text:p text:style-name="Table_20_Contents">Proměnná není k dispozici.</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Žádný výsledek (v buňce se zobrazí <text:span text:style-name="Strong_20_Emphasis">#VALUE!</text:span>)</text:p>
          </table:table-cell>
          <table:table-cell table:style-name="Table5.C29" office:value-type="string">
            <text:p text:style-name="Table_20_Contents">Výsledkem vzorce je hodnota, která neodpovídá definici nebo buňka odkazovaná ve vzorci obsahuje text místo čísla.</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Vnitřní syntaktická chyba</text:p>
          </table:table-cell>
          <table:table-cell table:style-name="Table5.C29" office:value-type="string">
            <text:p text:style-name="Table_20_Contents">Kompilátor vrátil neznámý kód kompilátoru.</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Vnitřní syntaktická chyba</text:p>
          </table:table-cell>
          <table:table-cell table:style-name="Table5.C29" office:value-type="string">
            <text:p text:style-name="Table_20_Contents">Žádný výsledek.</text:p>
          </table:table-cell>
        </table:table-row>
        <text:soft-page-break/>
        <table:table-row table:style-name="Table5.3">
          <table:table-cell table:style-name="Table5.A30" office:value-type="string">
            <text:p text:style-name="Table_20_Contents">522</text:p>
          </table:table-cell>
          <table:table-cell table:style-name="Table5.B30" office:value-type="string">
            <text:p text:style-name="Table_20_Contents">Cyklický odkaz</text:p>
          </table:table-cell>
          <table:table-cell table:style-name="Table5.C29" office:value-type="string">
            <text:p text:style-name="Table_20_Contents">Vzorec odkazuje přímo nebo nepřímo sám na sebe a volba <text:span text:style-name="Strong_20_Emphasis">Iterace</text:span> není povolena v <text:span text:style-name="Strong_20_Emphasis">Nástroje &gt; Možnosti &gt; LibreOffice Calc &gt; Výpočty</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Procedura výpočtu nekonverguje</text:p>
          </table:table-cell>
          <table:table-cell table:style-name="Table5.C29" office:value-type="string">
            <text:p text:style-name="Table_20_Contents">Funkce finanční statistiky nedosáhla cílové hodnoty nebo iterativní odkazy nedosáhly minimální změny v rámci nastavených maximálních kroků.</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Neplatný odkaz (v buňce se zobrazí <text:span text:style-name="Strong_20_Emphasis">#REF!</text:span>)</text:p>
          </table:table-cell>
          <table:table-cell table:style-name="Table5.C29" office:value-type="string">
            <text:p text:style-name="Table_20_Contents">Nelze vyhodnotit název sloupce nebo řádku nebo ve vzorci chybí sloupec, řádek nebo list s odkazovanou buňkou.</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Neplatné názvy (v buňce se zobrazí <text:span text:style-name="Strong_20_Emphasis">#NAME?</text:span>)</text:p>
          </table:table-cell>
          <table:table-cell table:style-name="Table5.C29" office:value-type="string">
            <text:p text:style-name="Table_20_Contents">Identifikátor nelze vyhodnotit; např. neplatný odkaz, neplatný název domény, neplatný sloupec/řádek, chybějící makro, nesprávný oddělovač desetinných míst nebo nebyl nalezen doplněk .</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Vnitřní syntaktická chyba</text:p>
          </table:table-cell>
          <table:table-cell table:style-name="Table5.C29" office:value-type="string">
            <text:p text:style-name="Table_20_Contents">Již se nepoužívá, ale může vzniknout ve starých dokumentech, je-li výsledkem vzorec z domény.</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í přetečení</text:p>
          </table:table-cell>
          <table:table-cell table:style-name="Table5.C29" office:value-type="string">
            <text:p text:style-name="Table_20_Contents">Odkazy (např. když buňka odkazuje na buňku) jsou příliš zanořené. Toto je interní chyba a neměla by se v LibreOffice zobrazovat.</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epoužívá se.</text:p>
          </table:table-cell>
        </table:table-row>
        <table:table-row table:style-name="Table5.2">
          <table:table-cell table:style-name="Table5.A30" office:value-type="string">
            <text:p text:style-name="Table_20_Contents">532</text:p>
          </table:table-cell>
          <table:table-cell table:style-name="Table5.B30" office:value-type="string">
            <text:p text:style-name="P7">Dělení nulou (v buňce se zobrazí <text:span text:style-name="Strong_20_Emphasis">#DIV/0!</text:span>)</text:p>
          </table:table-cell>
          <table:table-cell table:style-name="Table5.C30" office:value-type="string">
            <text:p text:style-name="Table_20_Contents">Dělení 0 pomocí operátoru /.</text:p>
            <text:p text:style-name="Table_20_Contents">Tuto chybu vrací několik funkcí, např.:</text:p>
            <text:p text:style-name="Table_20_Contents">VARP s méně než 1 argumentem<text:line-break/>STDEVP s méně než 1 argumentem<text:line-break/>VAR s méně než 2 argumenty<text:line-break/>STDEV s méně než 2 argumenty<text:line-break/>STANDARDIZE s hodnotou stdev=0<text:line-break/>NORMDIST s hodnotou stdev=0</text:p>
          </table:table-cell>
        </table:table-row>
        <table:table-row table:style-name="Table5.2">
          <table:table-cell table:style-name="Table5.A33" office:value-type="string">
            <text:p text:style-name="P5">533</text:p>
          </table:table-cell>
          <table:table-cell table:style-name="Table5.B33" office:value-type="string">
            <text:p text:style-name="P5">Vnořené matice nejsou podporovány.</text:p>
          </table:table-cell>
          <table:table-cell table:style-name="Table5.C31" office:value-type="string">
            <text:p text:style-name="P5">Například “={1;{2}}”</text:p>
          </table:table-cell>
        </table:table-row>
        <table:table-row table:style-name="Table5.2">
          <table:table-cell table:style-name="Table5.A33" office:value-type="string">
            <text:p text:style-name="P5">538</text:p>
          </table:table-cell>
          <table:table-cell table:style-name="Table5.B33" office:value-type="string">
            <text:p text:style-name="P5">Chyba: Velikost pole nebo matic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Nepodporovaný obsah vloženého pole.</text:p>
          </table:table-cell>
          <table:table-cell table:style-name="Table5.C33" office:value-type="string">
            <text:p text:style-name="P5">Například “={1+2}”</text:p>
          </table:table-cell>
        </table:table-row>
        <table:table-row table:style-name="Table5.2">
          <table:table-cell table:style-name="Table5.A34" office:value-type="string">
            <text:p text:style-name="P5">540</text:p>
          </table:table-cell>
          <table:table-cell table:style-name="Table5.B34" office:value-type="string">
            <text:p text:style-name="P5">Externí obsah je zakázán</text:p>
          </table:table-cell>
          <table:table-cell table:style-name="Table5.C34" office:value-type="string">
            <text:p text:style-name="Table_20_Contents">Nastává, pokud se vyskytne funkce, která vyžaduje (opakované) načtení externích zdrojů a uživatel ještě nepotvrdil načítání externích zdrojů.</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Obecné kódy chyb</text:chapter> | <text:page-number text:select-page="current">7</text:page-number></text:p>
      </style:footer>
      <style:footer-left>
        <text:p text:style-name="Footer"><text:page-number text:select-page="current">4</text:page-number><text:s/>| <text:chapter text:display="name" text:outline-level="2">Úvod do kódů chyb aplikace Calc</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íloha C Kódy chyb aplikace Calc</text:title><text:s/>| <text:page-number text:select-page="current">3</text:page-number></text:p>
      </style:footer>
      <style:footer-left>
        <text:p text:style-name="Footer"><text:page-number text:select-page="current">0</text:page-number>| <text:title>Příloha C Kódy chyb aplikace Calc</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0T09:19:45.987000000</meta:creation-date>
    <meta:editing-duration>P0D</meta:editing-duration>
    <meta:editing-cycles>1</meta:editing-cycles>
    <meta:generator>LibreOffice/6.4.1.2$Linux_X86_64 LibreOffice_project/4d224e95b98b138af42a64d84056446d09082932</meta:generator>
    <dc:title>Příloha C Kódy chyb aplikace Calc</dc:title>
    <meta:print-date>2019-05-20T09:56:47.755000000</meta:print-date>
    <meta:document-statistic meta:table-count="4" meta:image-count="3" meta:object-count="0" meta:page-count="7" meta:paragraph-count="186" meta:word-count="1560" meta:character-count="9338" meta:non-whitespace-character-count="7958"/>
    <meta:user-defined meta:name="Guide Name">Calc Guide</meta:user-defined>
    <meta:user-defined meta:name="LibreOffive Version" meta:value-type="float">6.4</meta:user-defined>
    <meta:template xlink:type="simple" xlink:actuate="onRequest" xlink:title="LibreOffice_6.x_Template" xlink:href="../../../../AppData/Roaming/LibreOffice/4/user/template/LibreOffice_6.x_Template.ott" meta:date="2019-05-20T09:19:35.259000000"/>
  </office:meta>
</office:document-meta>
</file>